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tainment</text:p>
      <text:p text:style-name="P1">Bei einem Malware-Angriff ist die Eindämmung der erste Schritt, der unternommen werden sollte. Dazu gehört die Isolierung des infizierten Computers, um die Ausbreitung der Malware auf andere Teile des Netzwerks zu verhindern. Dies kann geschehen, indem das Gerät physisch getrennt, in Quarantäne gestellt oder die Netzwerkkarte entfernt wird.<text:line-break/><text:line-break/>Bevor Sie das Gerät isolieren, sollten Sie die Netzwerkverbindungsinformationen aufzeichnen, damit sie für weitere Analysen verwendet werden können. Auf diese Weise lässt sich die Ursache des Angriffs ermitteln und eine Strategie zur Vermeidung ähnlicher Vorfälle in der Zukunft entwickeln.</text:p>
      <text:p text:style-name="P1"/>
      <text:p text:style-name="P2">Eradication</text:p>
      <text:p text:style-name="P1">Nach der Eindämmung besteht der nächste Schritt darin, die Malware zu analysieren und sie von den infizierten Systemen zu entfernen. Dazu müssen die Symptome der infizierten Datei sorgfältig dokumentiert und die ausführbare Datei der Malware identifiziert und analysiert werden. Nach Abschluss der Analyse sollten alle ausführbaren Malware-Dateien und Artefakte, die die Malware hinterlassen hat, entfernt und alle zuvor identifizierten Sicherheitslücken geschlossen werden.</text:p>
      <text:p text:style-name="P1"/>
      <text:p text:style-name="P2">Recovery</text:p>
      <text:p text:style-name="P1">Die Wiederherstellung ist ein wichtiger Schritt bei der Malware-Abwehr, bei dem das System und die Daten in den Zustand vor dem Angriff zurückversetzt werden müssen. In dieser Phase wird das wiederhergestellte System vom Anwendungsbenutzer validiert, der entscheidet, wann das gesamte Betriebssystem wiederhergestellt werden soll. Es muss unbedingt sichergestellt werden, dass keine Reste aus den vorangegangenen Phasen auf dem Gerät verbleiben, das genau überwacht werden sollte, um verbleibende Malware-Komponenten zu erkennen und davor zu schützen.</text:p>
      <text:p text:style-name="P1"/>
      <text:p text:style-name="P2"/>
      <text:p text:style-name="P1">1. <text:span text:style-name="T1">Preparation</text:span> <text:s/>- Es werden mehrere Dokumente erstellt, z. B. ein Grundsatzdokument (das spezifische Anforderungen oder Regeln enthält, die eingehalten werden müssen), ein Verfahrensdokument (das technische Anleitungen zur Erfüllung der im Grundsatzdokument genannten Anforderungen enthält) und ein Dokument zur Sicherheitspolitik (das den organisatorischen Ansatz für die Informationssicherheit darlegt).<text:line-break/><text:line-break/>2. <text:span text:style-name="T1">Detection and Analysis </text:span>- Das Incident Response Team analysiert alle aufgezeichneten Symptome und stellt fest, ob die Situation als Vorfall einzustufen ist.<text:line-break/><text:line-break/>3.<text:span text:style-name="T1"> Containment, Eradication, and Recovery</text:span> <text:s/>- In dieser Phase wird der Angriff gestoppt, bevor er Ressourcen überlastet oder Schaden anrichtet. Nachdem der Angriff gestoppt wurde, werden alle Artefakte des Vorfalls aus der Umgebung entfernt, die Systeme werden wiederhergestellt und der normale Betrieb wird wieder aufgenommen.<text:line-break/><text:line-break/>4. <text:s/><text:span text:style-name="T1">Post-Incident Activity-</text:span> In dieser Phase wird die gesamte Dokumentation des Vorfalls vervollständigt und für zukünftige Zwecke archiviert. Das Wissen über die Behandlung von Zwischenfällen wird aktualisiert, um eine einfache und effiziente Entschärfung ähnlicher zukünftiger Zwischenfälle zu ermöglic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05cm" fo:margin-bottom="1.997cm" fo:margin-left="1.138cm" fo:margin-right="1.10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M58S</meta:editing-duration>
    <meta:editing-cycles>4</meta:editing-cycles>
    <meta:generator>OpenOffice/4.1.14$Win32 OpenOffice.org_project/4114m1$Build-9811</meta:generator>
    <dc:date>2024-01-10T21:06:34.58</dc:date>
    <dc:creator>kaos sevdalisi</dc:creator>
    <meta:document-statistic meta:table-count="0" meta:image-count="0" meta:object-count="0" meta:page-count="1" meta:paragraph-count="7" meta:word-count="380" meta:character-count="2891"/>
    <meta:user-defined meta:name="Info 1"/>
    <meta:user-defined meta:name="Info 2"/>
    <meta:user-defined meta:name="Info 3"/>
    <meta:user-defined meta:name="Info 4"/>
  </office:meta>
</office:document-meta>
</file>